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a8d4" officeooo:paragraph-rsid="001ba8d4"/>
    </style:style>
    <style:style style:name="P2" style:family="paragraph" style:parent-style-name="Standard">
      <style:paragraph-properties fo:text-align="start" style:justify-single-word="false"/>
      <style:text-properties officeooo:rsid="001ba8d4" officeooo:paragraph-rsid="001ba8d4"/>
    </style:style>
    <style:style style:name="P3" style:family="paragraph" style:parent-style-name="Standard">
      <style:paragraph-properties fo:text-align="start" style:justify-single-word="false"/>
      <style:text-properties fo:font-size="18pt" officeooo:rsid="001ba8d4" officeooo:paragraph-rsid="001ba8d4" style:font-size-asian="18pt" style:font-size-complex="18pt"/>
    </style:style>
    <style:style style:name="P4" style:family="paragraph" style:parent-style-name="Standard">
      <style:paragraph-properties fo:text-align="start" style:justify-single-word="false"/>
      <style:text-properties fo:font-size="18pt" officeooo:rsid="001ba8d4" officeooo:paragraph-rsid="001ee95a" style:font-size-asian="18pt" style:font-size-complex="18pt"/>
    </style:style>
    <style:style style:name="P5" style:family="paragraph" style:parent-style-name="Standard">
      <style:paragraph-properties fo:text-align="start" style:justify-single-word="false"/>
      <style:text-properties fo:font-size="18pt" officeooo:rsid="001ba8d4" officeooo:paragraph-rsid="001f445e" style:font-size-asian="18pt" style:font-size-complex="18pt"/>
    </style:style>
    <style:style style:name="P6" style:family="paragraph" style:parent-style-name="Standard">
      <style:paragraph-properties fo:text-align="center" style:justify-single-word="false"/>
      <style:text-properties fo:font-size="18pt" officeooo:rsid="001ba8d4" officeooo:paragraph-rsid="001ba8d4" style:font-size-asian="18pt" style:font-size-complex="18pt"/>
    </style:style>
    <style:style style:name="P7" style:family="paragraph" style:parent-style-name="Standard">
      <style:paragraph-properties fo:text-align="start" style:justify-single-word="false"/>
      <style:text-properties fo:font-size="18pt" officeooo:rsid="001c82e8" officeooo:paragraph-rsid="001c82e8" style:font-size-asian="18pt" style:font-size-complex="18pt"/>
    </style:style>
    <style:style style:name="P8" style:family="paragraph" style:parent-style-name="Standard">
      <style:paragraph-properties fo:text-align="start" style:justify-single-word="false"/>
      <style:text-properties fo:font-size="18pt" fo:font-weight="bold" officeooo:rsid="001ba8d4" officeooo:paragraph-rsid="001ba8d4"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ba8d4" officeooo:paragraph-rsid="001f445e" style:font-size-asian="18pt" style:font-weight-asian="bold" style:font-size-complex="18pt" style:font-weight-complex="bold"/>
    </style:style>
    <style:style style:name="T1" style:family="text">
      <style:text-properties officeooo:rsid="001c82e8"/>
    </style:style>
    <style:style style:name="T2" style:family="text">
      <style:text-properties officeooo:rsid="001ee95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officeooo:rsid="001ee95a" style:font-weight-asian="bold" style:font-weight-complex="bold"/>
    </style:style>
    <style:style style:name="T7" style:family="text">
      <style:text-properties fo:font-size="28pt" officeooo:rsid="002154f9" style:font-size-asian="24.5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 HACKATHON</text:p>
      <text:p text:style-name="P1"/>
      <text:p text:style-name="P2"/>
      <text:p text:style-name="P3"><text:span text:style-name="T5">1</text:span>) Create a Fibonacci series in which you will going to give input two numbers and how many further numbers you want from this series.</text:p>
      <text:p text:style-name="P3"/>
      <text:p text:style-name="P3">E.G.</text:p>
      <text:p text:style-name="P3"/>
      <text:p text:style-name="P3">1 , 2 , 3 , 5 , 8 , …………………… , n</text:p>
      <text:p text:style-name="P3"/>
      <text:p text:style-name="P5"><text:span text:style-name="T6">2</text:span><text:span text:style-name="T2">) Create a following pattern by using any kind of loop.</text:span></text:p>
      <text:p text:style-name="P5"/>
      <text:p text:style-name="P5">*</text:p>
      <text:p text:style-name="P5">**</text:p>
      <text:p text:style-name="P5">***</text:p>
      <text:p text:style-name="P5">****</text:p>
      <text:p text:style-name="P5">*****</text:p>
      <text:p text:style-name="P3"/>
      <text:p text:style-name="P5"><text:span text:style-name="T6">3</text:span>) Copy string n times</text:p>
      <text:p text:style-name="P5"/>
      <text:p text:style-name="P9">Program Console Output:</text:p>
      <text:p text:style-name="P9"/>
      <text:p text:style-name="P5">Enter String: Hi</text:p>
      <text:p text:style-name="P5">How many copies of String you need: 4</text:p>
      <text:p text:style-name="P5">4 Copies of Hi are HiHiHiHi</text:p>
      <text:p text:style-name="P3"/>
      <text:p text:style-name="P3"><text:span text:style-name="T6">4</text:span>) <text:s/><text:span text:style-name="T1">Create a cash counter in which you will going to sum all the price</text:span></text:p>
      <text:p text:style-name="P7">of the given food and ask user to give quantity of food and finally ask user to give add something in an order if wanted. If user does not wanna add something in order than the program will tell the total cost of the order.<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8:53:28.385503531</meta:creation-date>
    <dc:date>2019-11-03T11:41:08.301257898</dc:date>
    <meta:editing-duration>PT2H6M20S</meta:editing-duration>
    <meta:editing-cycles>5</meta:editing-cycles>
    <meta:generator>LibreOffice/6.0.7.3$Linux_X86_64 LibreOffice_project/00m0$Build-3</meta:generator>
    <meta:document-statistic meta:table-count="0" meta:image-count="0" meta:object-count="0" meta:page-count="1" meta:paragraph-count="17" meta:word-count="142" meta:character-count="674" meta:non-whitespace-character-count="547"/>
  </office:meta>
</office:document-meta>
</file>